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omé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er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erre pet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waldo pet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swal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1:43:38.03162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6:13:47.688873801</meta:creation-date>
    <dc:date>2022-01-11T18:09:54.945668778</dc:date>
    <meta:editing-duration>P1DT1H36M40S</meta:editing-duration>
    <meta:editing-cycles>4</meta:editing-cycles>
    <meta:generator>LibreOffice/6.4.7.2$Linux_X86_64 LibreOffice_project/40$Build-2</meta:generator>
    <meta:document-statistic meta:table-count="1" meta:cell-count="14" meta:object-count="0"/>
  </office:meta>
</office:document-meta>
</file>